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Result.handleTimeout( NativeWebRequest request , DeferredResult &lt; S &gt; deferredRes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erredResult.DeferredResult( Long timeou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Result.getTimeou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Result.DeferredResult( @ Nullable Long timeoutValue , Supplier &lt; ? &gt; timeout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erredResult.setResultHandler( DeferredResultHandler result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erredResult.onCompletion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Result.handleError( NativeWebRequest request , DeferredResult &lt; S &gt; deferredResult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erredResult.setErrorResult( Objec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Result.DeferredResult( @ Nullable Long timeoutValue , Object timeout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erredResult.has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Result.Deferred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Result.isSetOrExpi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Result.getIntercepto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eferredResult.onTimeout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Result.afterCompletion( NativeWebRequest request , DeferredResult &lt; S &gt; deferred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erredResult.getRes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erredResult.setResultInternal( Object res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erredResult.setResult( 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Result.onError( Consumer &lt; Throwable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